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0a9c30" officeooo:paragraph-rsid="000a9c30"/>
    </style:style>
    <style:style style:name="P2" style:family="paragraph" style:parent-style-name="Standard">
      <style:text-properties style:font-name="DejaVu Sans" officeooo:rsid="000a9c30" officeooo:paragraph-rsid="000a9c30"/>
    </style:style>
    <style:style style:name="P3" style:family="paragraph" style:parent-style-name="Standard">
      <style:text-properties style:font-name="DejaVu Sans" officeooo:rsid="000a9c30" officeooo:paragraph-rsid="000a9c30" fo:background-color="#ccff00"/>
    </style:style>
    <style:style style:name="P4" style:family="paragraph" style:parent-style-name="Standard">
      <style:text-properties fo:color="#009900" style:font-name="DejaVu Sans" officeooo:rsid="000a9c30" officeooo:paragraph-rsid="000a9c30"/>
    </style:style>
    <style:style style:name="P5" style:family="paragraph" style:parent-style-name="Standard">
      <style:text-properties fo:color="#009900" style:font-name="DejaVu Sans" officeooo:rsid="000a9c30" officeooo:paragraph-rsid="000a9c30" fo:background-color="transparent"/>
    </style:style>
    <style:style style:name="P6" style:family="paragraph" style:parent-style-name="Preformatted_20_Text">
      <style:paragraph-properties fo:margin-left="0.9846in" fo:margin-right="0in" fo:text-indent="0in" style:auto-text-indent="false"/>
    </style:style>
    <style:style style:name="P7" style:family="paragraph" style:parent-style-name="Standard">
      <style:text-properties style:font-name="DejaVu Sans" officeooo:rsid="000a9c30" officeooo:paragraph-rsid="000a9c30" fo:background-color="#ccff00"/>
    </style:style>
    <style:style style:name="T1" style:family="text">
      <style:text-properties fo:color="#009900"/>
    </style:style>
    <style:style style:name="T2" style:family="text">
      <style:text-properties fo:color="#009900" officeooo:rsid="0020b607"/>
    </style:style>
    <style:style style:name="T3" style:family="text">
      <style:text-properties fo:color="#009900" fo:background-color="transparent" loext:char-shading-value="0"/>
    </style:style>
    <style:style style:name="T4" style:family="text">
      <style:text-properties fo:color="#009900" officeooo:rsid="0018b1a1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8b1a1"/>
    </style:style>
    <style:style style:name="T7" style:family="text">
      <style:text-properties officeooo:rsid="0020a26d"/>
    </style:style>
    <style:style style:name="T8" style:family="text">
      <style:text-properties officeooo:rsid="002102be"/>
    </style:style>
    <style:style style:name="T9" style:family="text">
      <style:text-properties officeooo:rsid="00236383"/>
    </style:style>
    <style:style style:name="T10" style:family="text">
      <style:text-properties officeooo:rsid="0023ce76"/>
    </style:style>
    <style:style style:name="T11" style:family="text">
      <style:text-properties fo:color="#000000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Hat Certified System Administrator (RHCSA) exam</text:p>
      <text:p text:style-name="P1"/>
      <text:p text:style-name="P2"/>
      <text:p text:style-name="P2">RHCSA exam candidates should be able to accomplish the tasks below without assistance. These have been grouped into several categories.</text:p>
      <text:p text:style-name="P2"/>
      <text:p text:style-name="P3">Understand and use essential tools</text:p>
      <text:p text:style-name="P2"><text:s text:c="8"/><text:span text:style-name="T1">Access a shell prompt and issue commands with correct syntax</text:span></text:p>
      <text:p text:style-name="P4"><text:s text:c="8"/>Use input-output redirection (&gt;, &gt;&gt;, |, 2&gt;, etc.)</text:p>
      <text:p text:style-name="P4"><text:s text:c="8"/>Use grep and regular expressions to analyze text</text:p>
      <text:p text:style-name="P4"><text:s text:c="8"/>Access remote systems using ssh</text:p>
      <text:p text:style-name="P4"><text:s text:c="8"/>Log in and switch users in multiuser targets</text:p>
      <text:p text:style-name="P4"><text:s text:c="8"/>Archive, compress, unpack, and uncompress files using tar, star, gzip, and bzip2</text:p>
      <text:p text:style-name="P4"><text:s text:c="8"/>Create and edit text files</text:p>
      <text:p text:style-name="P4"><text:s text:c="8"/>Create, delete, copy, and move files and directories</text:p>
      <text:p text:style-name="P4"><text:s text:c="8"/>Create hard and soft links</text:p>
      <text:p text:style-name="P4"><text:s text:c="8"/>List, set, and change standard ugo/rwx permissions</text:p>
      <text:p text:style-name="P4"><text:s text:c="8"/>Locate, read, and use system documentation including man, info, and files in /usr/share/doc - <text:a xlink:type="simple" xlink:href="https://www.certdepot.net/rhel7-locate-system-documentation/" text:style-name="Internet_20_link" text:visited-style-name="Visited_20_Internet_20_Link"><text:span text:style-name="T7">LINK</text:span></text:a></text:p>
      <text:p text:style-name="P2"/>
      <text:p text:style-name="P2">Operate running systems</text:p>
      <text:p text:style-name="P2"><text:s text:c="8"/><text:span text:style-name="T1">Boot, reboot, and shut down a system normally - </text:span><text:a xlink:type="simple" xlink:href="https://www.certdepot.net/rhel7-boot-reboot-shut-system-normally/" text:style-name="Internet_20_link" text:visited-style-name="Visited_20_Internet_20_Link"><text:span text:style-name="T2">LINK</text:span></text:a></text:p>
      <text:p text:style-name="P2"><text:s text:c="8"/><text:span text:style-name="T1">Boot systems into different targets manually</text:span> - <text:a xlink:type="simple" xlink:href="https://www.certdepot.net/rhel7-boot-systems-different-targets-manually/" text:style-name="Internet_20_link" text:visited-style-name="Visited_20_Internet_20_Link"><text:span text:style-name="T8">LINK</text:span></text:a></text:p>
      <text:p text:style-name="P2"><text:s text:c="8"/><text:span text:style-name="T1">Interrupt the boot process in order to gain access to a system</text:span></text:p>
      <text:p text:style-name="P2"><text:s text:c="8"/><text:span text:style-name="T5">Identify CPU/memory intensive processes, adjust process priority with renice, and kill processes</text:span></text:p>
      <text:p text:style-name="P6">See process states</text:p>
      <text:p text:style-name="P6"/>
      <text:p text:style-name="P2"><text:s text:c="8"/>Locate and interpret system log files and journals - <text:a xlink:type="simple" xlink:href="https://www.certdepot.net/rhel7-rhcsa-exam-objectives/" text:style-name="Internet_20_link" text:visited-style-name="Visited_20_Internet_20_Link"><text:span text:style-name="T9">LINK</text:span></text:a></text:p>
      <text:p text:style-name="P4"><text:s text:c="8"/><text:span text:style-name="T11">Access a virtual machine's console</text:span> - <text:a xlink:type="simple" xlink:href="https://www.certdepot.net/rhel7-access-virtual-machines-console/" text:style-name="Internet_20_link" text:visited-style-name="Visited_20_Internet_20_Link"><text:span text:style-name="T10">LINK</text:span></text:a></text:p>
      <text:p text:style-name="P4"><text:s text:c="8"/>Start and stop virtual machines</text:p>
      <text:p text:style-name="P2"><text:s text:c="8"/><text:span text:style-name="T1">Start, stop, and check the status of network services</text:span></text:p>
      <text:p text:style-name="P2"><text:s text:c="8"/><text:span text:style-name="T1">Securely transfer files between systems</text:span></text:p>
      <text:p text:style-name="P2"/>
      <text:p text:style-name="P3">Configure local storage</text:p>
      <text:p text:style-name="P2"><text:s text:c="8"/><text:span text:style-name="T1">List, create, delete partitions on MBR and GPT disks</text:span></text:p>
      <text:p text:style-name="P2"><text:s text:c="8"/><text:span text:style-name="T1">Create and remove physical volumes, assign physical volumes to volume groups, and create and delete logical volumes</text:span></text:p>
      <text:p text:style-name="P2"><text:s text:c="8"/><text:span text:style-name="T1">Configure systems to mount file systems at boot by Universally Unique ID (UUID) or label</text:span></text:p>
      <text:p text:style-name="P2"><text:s text:c="8"/><text:span text:style-name="T1">Add new partitions and logical volumes, and swap to a system non-destructively</text:span></text:p>
      <text:p text:style-name="P2"/>
      <text:p text:style-name="P3">Create and configure file systems</text:p>
      <text:p text:style-name="P2"><text:s text:c="8"/><text:span text:style-name="T1">Create, mount, unmount, and use vfat, ext4, and xfs file systems</text:span></text:p>
      <text:p text:style-name="P5"><text:s text:c="8"/>Mount and unmount CIFS and NFS network file systems</text:p>
      <text:p text:style-name="P2"><text:s text:c="8"/><text:span text:style-name="T1">Extend existing logical volumes</text:span></text:p>
      <text:p text:style-name="P2"><text:soft-page-break/><text:s text:c="8"/><text:span text:style-name="T1">Create and configure set-GID directories for collaboration</text:span></text:p>
      <text:p text:style-name="P2"><text:s text:c="8"/><text:span text:style-name="T1">Create and manage Access Control Lists (ACLs)</text:span></text:p>
      <text:p text:style-name="P2"><text:s text:c="8"/><text:span text:style-name="T1">Diagnose and correct file permission problems</text:span></text:p>
      <text:p text:style-name="P2"/>
      <text:p text:style-name="P2">Deploy, configure, and maintain systems</text:p>
      <text:p text:style-name="P2"><text:s text:c="8"/><text:span text:style-name="T1">Configure networking and hostname resolution statically or dynamically</text:span></text:p>
      <text:p text:style-name="P2"><text:s text:c="8"/><text:span text:style-name="T1">Schedule tasks using at and cron</text:span></text:p>
      <text:p text:style-name="P2"><text:s text:c="8"/><text:span text:style-name="T1">Start and stop services and configure services to start automatically at boot</text:span></text:p>
      <text:p text:style-name="P4"><text:s text:c="8"/>Configure systems to boot into a specific target automatically</text:p>
      <text:p text:style-name="P2"><text:s text:c="8"/>Install Red Hat Enterprise Linux automatically using Kickstart</text:p>
      <text:p text:style-name="P2"><text:s text:c="8"/>Configure a physical machine to host virtual guests</text:p>
      <text:p text:style-name="P2"><text:s text:c="8"/>Install Red Hat Enterprise Linux systems as virtual guests</text:p>
      <text:p text:style-name="P2"><text:s text:c="8"/>Configure systems to launch virtual machines at boot</text:p>
      <text:p text:style-name="P2"><text:s text:c="8"/><text:span text:style-name="T1">Configure network services to start automatically at boot</text:span></text:p>
      <text:p text:style-name="P2"><text:s text:c="8"/>Configure a system to use time services</text:p>
      <text:p text:style-name="P2"><text:s text:c="8"/><text:span text:style-name="T1">Install and update software packages from Red Hat Network, a remote repository, or from the local file system</text:span></text:p>
      <text:p text:style-name="P2"><text:s text:c="8"/>Update the kernel package appropriately to ensure a bootable system</text:p>
      <text:p text:style-name="P2"><text:s text:c="8"/>Modify the system bootloader</text:p>
      <text:p text:style-name="P2"/>
      <text:p text:style-name="P7">Manage users and groups</text:p>
      <text:p text:style-name="P4"><text:s text:c="8"/>Create, delete, and modify local user accounts</text:p>
      <text:p text:style-name="P4"><text:s text:c="8"/>Change passwords and adjust password aging for local user accounts</text:p>
      <text:p text:style-name="P4"><text:s text:c="8"/>Create, delete, and modify local groups and group memberships</text:p>
      <text:p text:style-name="P2"><text:s text:c="6"/><text:span text:style-name="T1"><text:s text:c="2"/>Configure a system to use an existing authentication service for user and group information – </text:span><text:span text:style-name="T4">LDAP server.</text:span></text:p>
      <text:p text:style-name="P2"/>
      <text:p text:style-name="P2"/>
      <text:p text:style-name="P3">Manage security</text:p>
      <text:p text:style-name="P2"><text:s text:c="8"/><text:span text:style-name="T1">Configure firewall settings using firewall-config, firewall-cmd, or iptables</text:span></text:p>
      <text:p text:style-name="P2"><text:s text:c="8"/><text:span text:style-name="T1">Configure key-based authentication for SSH</text:span></text:p>
      <text:p text:style-name="P4"><text:s text:c="8"/>Set enforcing and permissive modes for SELinux</text:p>
      <text:p text:style-name="P4"><text:s text:c="8"/>List and identify SELinux file and process context</text:p>
      <text:p text:style-name="P2"><text:s text:c="8"/><text:span text:style-name="T1">Restore default file contexts</text:span></text:p>
      <text:p text:style-name="P2"><text:s text:c="8"/><text:span text:style-name="T1">Use boolean settings to modify system SELinux settings</text:span></text:p>
      <text:p text:style-name="P2"><text:s text:c="8"/><text:span text:style-name="T3">Diagnose and address routine SELinux policy violation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0-27T09:52:32.819728816</meta:creation-date>
    <dc:date>2016-11-03T06:00:20.523723266</dc:date>
    <dc:creator>pgeorgie </dc:creator>
    <meta:editing-duration>PT4H33M25S</meta:editing-duration>
    <meta:editing-cycles>37</meta:editing-cycles>
    <meta:generator>LibreOffice/5.2.0.4$Linux_X86_64 LibreOffice_project/066b007f5ebcc236395c7d282ba488bca6720265</meta:generator>
    <meta:document-statistic meta:table-count="0" meta:image-count="0" meta:object-count="0" meta:page-count="2" meta:paragraph-count="64" meta:word-count="527" meta:character-count="3893" meta:non-whitespace-character-count="2997"/>
  </office:meta>
</office:document-meta>
</file>